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float" office:value="1.64475969889983" calcext:value-type="float">
            <text:p>1.644759698899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way</text:p>
          </table:table-cell>
          <table:table-cell office:value-type="float" office:value="1.96022727272727" calcext:value-type="float">
            <text:p>1.96022727272727</text:p>
          </table:table-cell>
          <table:table-cell/>
          <table:table-cell table:formula="of:=[.$B$1]^[.D3]*EXP(-[.$B$1])/FACT([.D3])" office:value-type="float" office:value="0.193058949498113" calcext:value-type="float">
            <text:p>0.193058949498113</text:p>
          </table:table-cell>
          <table:table-cell table:formula="of:=[.$B$1]^[.E3]*EXP(-[.$B$1])/FACT([.E3])" office:value-type="float" office:value="0.317535579646433" calcext:value-type="float">
            <text:p>0.317535579646433</text:p>
          </table:table-cell>
          <table:table-cell table:formula="of:=[.$B$1]^[.F3]*EXP(-[.$B$1])/FACT([.F3])" office:value-type="float" office:value="0.261134862184625" calcext:value-type="float">
            <text:p>0.261134862184625</text:p>
          </table:table-cell>
          <table:table-cell table:formula="of:=[.$B$1]^[.G3]*EXP(-[.$B$1])/FACT([.G3])" office:value-type="float" office:value="0.14316803243301" calcext:value-type="float">
            <text:p>0.14316803243301</text:p>
          </table:table-cell>
          <table:table-cell table:formula="of:=[.$B$1]^[.H3]*EXP(-[.$B$1])/FACT([.H3])" office:value-type="float" office:value="0.0588692524791497" calcext:value-type="float">
            <text:p>0.05886925247915</text:p>
          </table:table-cell>
          <table:table-cell table:formula="of:=[.$B$1]^[.I3]*EXP(-[.$B$1])/FACT([.I3])" office:value-type="float" office:value="0.0193651547964128" calcext:value-type="float">
            <text:p>0.019365154796413</text:p>
          </table:table-cell>
          <table:table-cell table:formula="of:=[.$B$1]^[.J3]*EXP(-[.$B$1])/FACT([.J3])" office:value-type="float" office:value="0.00530850436201608" calcext:value-type="float">
            <text:p>0.005308504362016</text:p>
          </table:table-cell>
          <table:table-cell table:formula="of:=[.$B$1]^[.K3]*EXP(-[.$B$1])/FACT([.K3])" office:value-type="float" office:value="0.00124731629086828" calcext:value-type="float">
            <text:p>0.001247316290868</text:p>
          </table:table-cell>
          <table:table-cell table:formula="of:=[.$B$1]^[.L3]*EXP(-[.$B$1])/FACT([.L3])" office:value-type="float" office:value="0.000256441945875171" calcext:value-type="float">
            <text:p>0.00025644194587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$B$2]^[.C4]*EXP(-[.$B$2])/FACT([.C4])" office:value-type="float" office:value="0.14082641128116" calcext:value-type="float">
            <text:p>0.14082641128116</text:p>
          </table:table-cell>
          <table:table-cell office:value-type="float" office:value="0" calcext:value-type="float">
            <text:p>0</text:p>
          </table:table-cell>
          <table:table-cell table:style-name="ce1" table:formula="of:=[.D$2]*[.$B4]" office:value-type="float" office:value="0.0271877990235299" calcext:value-type="float">
            <text:p>0.02718779902353</text:p>
          </table:table-cell>
          <table:table-cell table:style-name="ce2" table:formula="of:=[.E$2]*[.$B4]" office:value-type="float" office:value="0.0447173961356901" calcext:value-type="float">
            <text:p>0.04471739613569</text:p>
          </table:table-cell>
          <table:table-cell table:style-name="ce2" table:formula="of:=[.F$2]*[.$B4]" office:value-type="float" office:value="0.036774685501861" calcext:value-type="float">
            <text:p>0.036774685501861</text:p>
          </table:table-cell>
          <table:table-cell table:style-name="ce2" table:formula="of:=[.G$2]*[.$B4]" office:value-type="float" office:value="0.0201618402177255" calcext:value-type="float">
            <text:p>0.020161840217726</text:p>
          </table:table-cell>
          <table:table-cell table:style-name="ce2" table:formula="of:=[.H$2]*[.$B4]" office:value-type="float" office:value="0.00829034556144317" calcext:value-type="float">
            <text:p>0.008290345561443</text:p>
          </table:table-cell>
          <table:table-cell table:style-name="ce2" table:formula="of:=[.I$2]*[.$B4]" office:value-type="float" office:value="0.00272712525388296" calcext:value-type="float">
            <text:p>0.002727125253883</text:p>
          </table:table-cell>
          <table:table-cell table:style-name="ce2" table:formula="of:=[.J$2]*[.$B4]" office:value-type="float" office:value="0.000747577618573108" calcext:value-type="float">
            <text:p>0.000747577618573</text:p>
          </table:table-cell>
          <table:table-cell table:style-name="ce2" table:formula="of:=[.K$2]*[.$B4]" office:value-type="float" office:value="0.000175655076975508" calcext:value-type="float">
            <text:p>0.000175655076976</text:p>
          </table:table-cell>
          <table:table-cell table:style-name="ce2" table:formula="of:=[.L$2]*[.$B4]" office:value-type="float" office:value="0.0000361137989395577" calcext:value-type="float">
            <text:p>3.61137989395577E-05</text:p>
          </table:table-cell>
        </table:table-row>
        <table:table-row table:style-name="ro1">
          <table:table-cell/>
          <table:table-cell table:formula="of:=[.$B$2]^[.C5]*EXP(-[.$B$2])/FACT([.C5])" office:value-type="float" office:value="0.276051772113637" calcext:value-type="float">
            <text:p>0.276051772113637</text:p>
          </table:table-cell>
          <table:table-cell office:value-type="float" office:value="1" calcext:value-type="float">
            <text:p>1</text:p>
          </table:table-cell>
          <table:table-cell table:formula="of:=[.D$2]*[.$B5]" office:value-type="float" office:value="0.0532942651313513" calcext:value-type="float">
            <text:p>0.053294265131351</text:p>
          </table:table-cell>
          <table:table-cell table:style-name="ce1" table:formula="of:=[.E$2]*[.$B5]" office:value-type="float" office:value="0.0876562594705289" calcext:value-type="float">
            <text:p>0.087656259470529</text:p>
          </table:table-cell>
          <table:table-cell table:style-name="ce2" table:formula="of:=[.F$2]*[.$B5]" office:value-type="float" office:value="0.0720867414667161" calcext:value-type="float">
            <text:p>0.072086741466716</text:p>
          </table:table-cell>
          <table:table-cell table:style-name="ce2" table:formula="of:=[.G$2]*[.$B5]" office:value-type="float" office:value="0.0395217890631552" calcext:value-type="float">
            <text:p>0.039521789063155</text:p>
          </table:table-cell>
          <table:table-cell table:style-name="ce2" table:formula="of:=[.H$2]*[.$B5]" office:value-type="float" office:value="0.0162509614698744" calcext:value-type="float">
            <text:p>0.016250961469874</text:p>
          </table:table-cell>
          <table:table-cell table:style-name="ce2" table:formula="of:=[.I$2]*[.$B5]" office:value-type="float" office:value="0.00534578529880466" calcext:value-type="float">
            <text:p>0.005345785298805</text:p>
          </table:table-cell>
          <table:table-cell table:style-name="ce2" table:formula="of:=[.J$2]*[.$B5]" office:value-type="float" office:value="0.00146542203640751" calcext:value-type="float">
            <text:p>0.001465422036408</text:p>
          </table:table-cell>
          <table:table-cell table:style-name="ce2" table:formula="of:=[.K$2]*[.$B5]" office:value-type="float" office:value="0.000344323872480399" calcext:value-type="float">
            <text:p>0.00034432387248</text:p>
          </table:table-cell>
          <table:table-cell table:style-name="ce2" table:formula="of:=[.L$2]*[.$B5]" office:value-type="float" office:value="0.0000707912536031103" calcext:value-type="float">
            <text:p>7.07912536031103E-05</text:p>
          </table:table-cell>
        </table:table-row>
        <table:table-row table:style-name="ro1">
          <table:table-cell/>
          <table:table-cell table:formula="of:=[.$B$2]^[.C6]*EXP(-[.$B$2])/FACT([.C6])" office:value-type="float" office:value="0.270562106190923" calcext:value-type="float">
            <text:p>0.270562106190923</text:p>
          </table:table-cell>
          <table:table-cell office:value-type="float" office:value="2" calcext:value-type="float">
            <text:p>2</text:p>
          </table:table-cell>
          <table:table-cell table:formula="of:=[.D$2]*[.$B6]" office:value-type="float" office:value="0.0522344359952165" calcext:value-type="float">
            <text:p>0.052234435995217</text:p>
          </table:table-cell>
          <table:table-cell table:formula="of:=[.E$2]*[.$B6]" office:value-type="float" office:value="0.0859130952196945" calcext:value-type="float">
            <text:p>0.085913095219695</text:p>
          </table:table-cell>
          <table:table-cell table:style-name="ce1" table:formula="of:=[.F$2]*[.$B6]" office:value-type="float" office:value="0.0706531983125484" calcext:value-type="float">
            <text:p>0.070653198312549</text:p>
          </table:table-cell>
          <table:table-cell table:style-name="ce2" table:formula="of:=[.G$2]*[.$B6]" office:value-type="float" office:value="0.0387358443942856" calcext:value-type="float">
            <text:p>0.038735844394286</text:p>
          </table:table-cell>
          <table:table-cell table:style-name="ce2" table:formula="of:=[.H$2]*[.$B6]" office:value-type="float" office:value="0.0159277889406439" calcext:value-type="float">
            <text:p>0.015927788940644</text:p>
          </table:table-cell>
          <table:table-cell table:style-name="ce2" table:formula="of:=[.I$2]*[.$B6]" office:value-type="float" office:value="0.0052394770684307" calcext:value-type="float">
            <text:p>0.005239477068431</text:p>
          </table:table-cell>
          <table:table-cell table:style-name="ce2" table:formula="of:=[.J$2]*[.$B6]" office:value-type="float" office:value="0.00143628012091077" calcext:value-type="float">
            <text:p>0.001436280120911</text:p>
          </table:table-cell>
          <table:table-cell table:style-name="ce2" table:formula="of:=[.K$2]*[.$B6]" office:value-type="float" office:value="0.000337476522743572" calcext:value-type="float">
            <text:p>0.000337476522744</text:p>
          </table:table-cell>
          <table:table-cell table:style-name="ce2" table:formula="of:=[.L$2]*[.$B6]" office:value-type="float" office:value="0.0000693834729916849" calcext:value-type="float">
            <text:p>6.93834729916849E-05</text:p>
          </table:table-cell>
        </table:table-row>
        <table:table-row table:style-name="ro1">
          <table:table-cell/>
          <table:table-cell table:formula="of:=[.$B$2]^[.C7]*EXP(-[.$B$2])/FACT([.C7])" office:value-type="float" office:value="0.17678773984066" calcext:value-type="float">
            <text:p>0.17678773984066</text:p>
          </table:table-cell>
          <table:table-cell office:value-type="float" office:value="3" calcext:value-type="float">
            <text:p>3</text:p>
          </table:table-cell>
          <table:table-cell table:formula="of:=[.D$2]*[.$B7]" office:value-type="float" office:value="0.0341304553377835" calcext:value-type="float">
            <text:p>0.034130455337784</text:p>
          </table:table-cell>
          <table:table-cell table:formula="of:=[.E$2]*[.$B7]" office:value-type="float" office:value="0.0561363974446868" calcext:value-type="float">
            <text:p>0.056136397444687</text:p>
          </table:table-cell>
          <table:table-cell table:formula="of:=[.F$2]*[.$B7]" office:value-type="float" office:value="0.046165442079222" calcext:value-type="float">
            <text:p>0.046165442079222</text:p>
          </table:table-cell>
          <table:table-cell table:style-name="ce1" table:formula="of:=[.G$2]*[.$B7]" office:value-type="float" office:value="0.0253103528712662" calcext:value-type="float">
            <text:p>0.025310352871266</text:p>
          </table:table-cell>
          <table:table-cell table:style-name="ce2" table:formula="of:=[.H$2]*[.$B7]" office:value-type="float" office:value="0.010407362091898" calcext:value-type="float">
            <text:p>0.010407362091898</text:p>
          </table:table-cell>
          <table:table-cell table:style-name="ce2" table:formula="of:=[.I$2]*[.$B7]" office:value-type="float" office:value="0.00342352194812234" calcext:value-type="float">
            <text:p>0.003423521948122</text:p>
          </table:table-cell>
          <table:table-cell table:style-name="ce2" table:formula="of:=[.J$2]*[.$B7]" office:value-type="float" office:value="0.000938478488095107" calcext:value-type="float">
            <text:p>0.000938478488095</text:p>
          </table:table-cell>
          <table:table-cell table:style-name="ce2" table:formula="of:=[.K$2]*[.$B7]" office:value-type="float" office:value="0.000220510227929039" calcext:value-type="float">
            <text:p>0.000220510227929</text:p>
          </table:table-cell>
          <table:table-cell table:style-name="ce2" table:formula="of:=[.L$2]*[.$B7]" office:value-type="float" office:value="0.0000453357920116123" calcext:value-type="float">
            <text:p>4.53357920116123E-05</text:p>
          </table:table-cell>
        </table:table-row>
        <table:table-row table:style-name="ro1">
          <table:table-cell/>
          <table:table-cell table:formula="of:=[.$B$2]^[.C8]*EXP(-[.$B$2])/FACT([.C8])" office:value-type="float" office:value="0.0866360372798688" calcext:value-type="float">
            <text:p>0.086636037279869</text:p>
          </table:table-cell>
          <table:table-cell office:value-type="float" office:value="4" calcext:value-type="float">
            <text:p>4</text:p>
          </table:table-cell>
          <table:table-cell table:formula="of:=[.D$2]*[.$B8]" office:value-type="float" office:value="0.0167258623459308" calcext:value-type="float">
            <text:p>0.016725862345931</text:p>
          </table:table-cell>
          <table:table-cell table:formula="of:=[.E$2]*[.$B8]" office:value-type="float" office:value="0.0275100243159331" calcext:value-type="float">
            <text:p>0.027510024315933</text:p>
          </table:table-cell>
          <table:table-cell table:formula="of:=[.F$2]*[.$B8]" office:value-type="float" office:value="0.0226236896553006" calcext:value-type="float">
            <text:p>0.022623689655301</text:p>
          </table:table-cell>
          <table:table-cell table:formula="of:=[.G$2]*[.$B8]" office:value-type="float" office:value="0.0124035109951518" calcext:value-type="float">
            <text:p>0.012403510995152</text:p>
          </table:table-cell>
          <table:table-cell table:style-name="ce1" table:formula="of:=[.H$2]*[.$B8]" office:value-type="float" office:value="0.00510019875242162" calcext:value-type="float">
            <text:p>0.005100198752422</text:p>
          </table:table-cell>
          <table:table-cell table:style-name="ce2" table:formula="of:=[.I$2]*[.$B8]" office:value-type="float" office:value="0.00167772027287245" calcext:value-type="float">
            <text:p>0.001677720272872</text:p>
          </table:table-cell>
          <table:table-cell table:style-name="ce2" table:formula="of:=[.J$2]*[.$B8]" office:value-type="float" office:value="0.000459907781807971" calcext:value-type="float">
            <text:p>0.000459907781808</text:p>
          </table:table-cell>
          <table:table-cell table:style-name="ce2" table:formula="of:=[.K$2]*[.$B8]" office:value-type="float" office:value="0.000108062540675452" calcext:value-type="float">
            <text:p>0.000108062540675</text:p>
          </table:table-cell>
          <table:table-cell table:style-name="ce2" table:formula="of:=[.L$2]*[.$B8]" office:value-type="float" office:value="0.0000222171139829634" calcext:value-type="float">
            <text:p>2.22171139829634E-05</text:p>
          </table:table-cell>
        </table:table-row>
        <table:table-row table:style-name="ro1">
          <table:table-cell/>
          <table:table-cell table:formula="of:=[.$B$2]^[.C9]*EXP(-[.$B$2])/FACT([.C9])" office:value-type="float" office:value="0.0339652646154031" calcext:value-type="float">
            <text:p>0.033965264615403</text:p>
          </table:table-cell>
          <table:table-cell office:value-type="float" office:value="5" calcext:value-type="float">
            <text:p>5</text:p>
          </table:table-cell>
          <table:table-cell table:formula="of:=[.D$2]*[.$B9]" office:value-type="float" office:value="0.00655729830607516" calcext:value-type="float">
            <text:p>0.006557298306075</text:p>
          </table:table-cell>
          <table:table-cell table:formula="of:=[.E$2]*[.$B9]" office:value-type="float" office:value="0.0107851799874965" calcext:value-type="float">
            <text:p>0.010785179987497</text:p>
          </table:table-cell>
          <table:table-cell table:formula="of:=[.F$2]*[.$B9]" office:value-type="float" office:value="0.0088695146944076" calcext:value-type="float">
            <text:p>0.008869514694408</text:p>
          </table:table-cell>
          <table:table-cell table:formula="of:=[.G$2]*[.$B9]" office:value-type="float" office:value="0.00486274010605381" calcext:value-type="float">
            <text:p>0.004862740106054</text:p>
          </table:table-cell>
          <table:table-cell table:formula="of:=[.H$2]*[.$B9]" office:value-type="float" office:value="0.0019995097381653" calcext:value-type="float">
            <text:p>0.001999509738165</text:p>
          </table:table-cell>
          <table:table-cell table:style-name="ce1" table:formula="of:=[.I$2]*[.$B9]" office:value-type="float" office:value="0.000657742606978404" calcext:value-type="float">
            <text:p>0.000657742606978</text:p>
          </table:table-cell>
          <table:table-cell table:style-name="ce1" table:formula="of:=[.J$2]*[.$B9]" office:value-type="float" office:value="0.000180304755367898" calcext:value-type="float">
            <text:p>0.000180304755368</text:p>
          </table:table-cell>
          <table:table-cell table:style-name="ce1" table:formula="of:=[.K$2]*[.$B9]" office:value-type="float" office:value="0.0000423654278784444" calcext:value-type="float">
            <text:p>4.23654278784444E-05</text:p>
          </table:table-cell>
          <table:table-cell table:style-name="ce1" table:formula="of:=[.L$2]*[.$B9]" office:value-type="float" office:value="0.00000871011855013906" calcext:value-type="float">
            <text:p>8.71011855013906E-06</text:p>
          </table:table-cell>
        </table:table-row>
        <table:table-row table:style-name="ro1">
          <table:table-cell/>
          <table:table-cell table:formula="of:=[.$B$2]^[.C10]*EXP(-[.$B$2])/FACT([.C10])" office:value-type="float" office:value="0.0110966063374186" calcext:value-type="float">
            <text:p>0.011096606337419</text:p>
          </table:table-cell>
          <table:table-cell office:value-type="float" office:value="6" calcext:value-type="float">
            <text:p>6</text:p>
          </table:table-cell>
          <table:table-cell table:formula="of:=[.D$2]*[.$B10]" office:value-type="float" office:value="0.00214229916249615" calcext:value-type="float">
            <text:p>0.002142299162496</text:p>
          </table:table-cell>
          <table:table-cell table:formula="of:=[.E$2]*[.$B10]" office:value-type="float" office:value="0.00352356732546051" calcext:value-type="float">
            <text:p>0.003523567325461</text:p>
          </table:table-cell>
          <table:table-cell table:formula="of:=[.F$2]*[.$B10]" office:value-type="float" office:value="0.00289771076663885" calcext:value-type="float">
            <text:p>0.002897710766639</text:p>
          </table:table-cell>
          <table:table-cell table:formula="of:=[.G$2]*[.$B10]" office:value-type="float" office:value="0.0015886792960119" calcext:value-type="float">
            <text:p>0.001588679296012</text:p>
          </table:table-cell>
          <table:table-cell table:formula="of:=[.H$2]*[.$B10]" office:value-type="float" office:value="0.00065324892013923" calcext:value-type="float">
            <text:p>0.000653248920139</text:p>
          </table:table-cell>
          <table:table-cell table:style-name="ce1" table:formula="of:=[.I$2]*[.$B10]" office:value-type="float" office:value="0.000214887499438967" calcext:value-type="float">
            <text:p>0.000214887499439</text:p>
          </table:table-cell>
          <table:table-cell table:style-name="ce1" table:formula="of:=[.J$2]*[.$B10]" office:value-type="float" office:value="0.0000589063831457621" calcext:value-type="float">
            <text:p>5.89063831457621E-05</text:p>
          </table:table-cell>
          <table:table-cell table:style-name="ce1" table:formula="of:=[.K$2]*[.$B10]" office:value-type="float" office:value="0.0000138409778580145" calcext:value-type="float">
            <text:p>1.38409778580145E-05</text:p>
          </table:table-cell>
          <table:table-cell table:style-name="ce1" table:formula="of:=[.L$2]*[.$B10]" office:value-type="float" office:value="0.00000284563532177839" calcext:value-type="float">
            <text:p>2.84563532177839E-06</text:p>
          </table:table-cell>
        </table:table-row>
        <table:table-row table:style-name="ro1">
          <table:table-cell/>
          <table:table-cell table:formula="of:=[.$B$2]^[.C11]*EXP(-[.$B$2])/FACT([.C11])" office:value-type="float" office:value="0.00310741005390376" calcext:value-type="float">
            <text:p>0.003107410053904</text:p>
          </table:table-cell>
          <table:table-cell office:value-type="float" office:value="7" calcext:value-type="float">
            <text:p>7</text:p>
          </table:table-cell>
          <table:table-cell table:formula="of:=[.D$2]*[.$B11]" office:value-type="float" office:value="0.000599913320666534" calcext:value-type="float">
            <text:p>0.000599913320667</text:p>
          </table:table-cell>
          <table:table-cell table:formula="of:=[.E$2]*[.$B11]" office:value-type="float" office:value="0.000986713252665484" calcext:value-type="float">
            <text:p>0.000986713252665</text:p>
          </table:table-cell>
          <table:table-cell table:formula="of:=[.F$2]*[.$B11]" office:value-type="float" office:value="0.000811453096177275" calcext:value-type="float">
            <text:p>0.000811453096177</text:p>
          </table:table-cell>
          <table:table-cell table:formula="of:=[.G$2]*[.$B11]" office:value-type="float" office:value="0.000444881783379956" calcext:value-type="float">
            <text:p>0.00044488178338</text:p>
          </table:table-cell>
          <table:table-cell table:formula="of:=[.H$2]*[.$B11]" office:value-type="float" office:value="0.000182930907019508" calcext:value-type="float">
            <text:p>0.00018293090702</text:p>
          </table:table-cell>
          <table:table-cell table:style-name="ce1" table:formula="of:=[.I$2]*[.$B11]" office:value-type="float" office:value="0.0000601754767097758" calcext:value-type="float">
            <text:p>6.01754767097758E-05</text:p>
          </table:table-cell>
          <table:table-cell table:style-name="ce1" table:formula="of:=[.J$2]*[.$B11]" office:value-type="float" office:value="0.0000164956998257207" calcext:value-type="float">
            <text:p>1.64956998257207E-05</text:p>
          </table:table-cell>
          <table:table-cell table:style-name="ce1" table:formula="of:=[.K$2]*[.$B11]" office:value-type="float" office:value="0.00000387592318264205" calcext:value-type="float">
            <text:p>3.87592318264205E-06</text:p>
          </table:table-cell>
          <table:table-cell table:style-name="ce1" table:formula="of:=[.L$2]*[.$B11]" office:value-type="float" office:value="0.000000796870280855149" calcext:value-type="float">
            <text:p>7.96870280855149E-07</text:p>
          </table:table-cell>
        </table:table-row>
        <table:table-row table:style-name="ro1">
          <table:table-cell/>
          <table:table-cell table:formula="of:=[.$B$2]^[.C12]*EXP(-[.$B$2])/FACT([.C12])" office:value-type="float" office:value="0.000761403741901133" calcext:value-type="float">
            <text:p>0.000761403741901</text:p>
          </table:table-cell>
          <table:table-cell office:value-type="float" office:value="8" calcext:value-type="float">
            <text:p>8</text:p>
          </table:table-cell>
          <table:table-cell table:formula="of:=[.D$2]*[.$B12]" office:value-type="float" office:value="0.000146995806555365" calcext:value-type="float">
            <text:p>0.000146995806555</text:p>
          </table:table-cell>
          <table:table-cell table:formula="of:=[.E$2]*[.$B12]" office:value-type="float" office:value="0.00024177277852954" calcext:value-type="float">
            <text:p>0.00024177277853</text:p>
          </table:table-cell>
          <table:table-cell table:formula="of:=[.F$2]*[.$B12]" office:value-type="float" office:value="0.00019882906120821" calcext:value-type="float">
            <text:p>0.000198829061208</text:p>
          </table:table-cell>
          <table:table-cell table:formula="of:=[.G$2]*[.$B12]" office:value-type="float" office:value="0.000109008675615117" calcext:value-type="float">
            <text:p>0.000109008675615</text:p>
          </table:table-cell>
          <table:table-cell table:formula="of:=[.H$2]*[.$B12]" office:value-type="float" office:value="0.0000448232691205472" calcext:value-type="float">
            <text:p>4.48232691205472E-05</text:p>
          </table:table-cell>
          <table:table-cell table:style-name="ce1" table:formula="of:=[.I$2]*[.$B12]" office:value-type="float" office:value="0.0000147447013244834" calcext:value-type="float">
            <text:p>1.47447013244834E-05</text:p>
          </table:table-cell>
          <table:table-cell table:style-name="ce1" table:formula="of:=[.J$2]*[.$B12]" office:value-type="float" office:value="0.00000404191508513754" calcext:value-type="float">
            <text:p>4.04191508513754E-06</text:p>
          </table:table-cell>
          <table:table-cell table:style-name="ce1" table:formula="of:=[.K$2]*[.$B12]" office:value-type="float" office:value="0.000000949711291201354" calcext:value-type="float">
            <text:p>9.49711291201354E-07</text:p>
          </table:table-cell>
          <table:table-cell table:style-name="ce1" table:formula="of:=[.L$2]*[.$B12]" office:value-type="float" office:value="0.000000195255857169763" calcext:value-type="float">
            <text:p>1.95255857169763E-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Un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.5" calcext:value-type="float">
            <text:p>1.5</text:p>
          </table:table-cell>
          <table:table-cell table:formula="of:=1-SUM([.D5];[.E4];[.D4])" office:value-type="float" office:value="0.874800539709429" calcext:value-type="float">
            <text:p>0.874800539709429</text:p>
          </table:table-cell>
          <table:table-cell table:formula="of:=IF([.C14]&gt;0.5;-[.C14]*100/(1-[.C14]);((1-[.C14])*100/[.C14]))" office:value-type="float" office:value="-698.725487856843" calcext:value-type="float">
            <text:p>-698.725487856843</text:p>
          </table:table-cell>
          <table:table-cell table:formula="of:=1-[.C14]" office:value-type="float" office:value="0.125199460290571" calcext:value-type="float">
            <text:p>0.125199460290571</text:p>
          </table:table-cell>
          <table:table-cell table:formula="of:=IF([.E14]&gt;0.5;-[.E14]*100/(1-[.E14]);((1-[.E14])*100/[.E14]))" office:value-type="float" office:value="698.725487856843" calcext:value-type="float">
            <text:p>698.725487856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-[.E15]" office:value-type="float" office:value="0.847936115649176" calcext:value-type="float">
            <text:p>0.847936115649176</text:p>
          </table:table-cell>
          <table:table-cell table:formula="of:=IF([.C15]&gt;0.5;-[.C15]*100/(1-[.C15]);((1-[.C15])*100/[.C15]))" office:value-type="float" office:value="-557.618345256076" calcext:value-type="float">
            <text:p>-557.618345256076</text:p>
          </table:table-cell>
          <table:table-cell table:formula="of:=SUM([.D4];[.D5];[.E4])/(1-SUM([.D6];[.E5];[.F4]))" office:value-type="float" office:value="0.152063884350824" calcext:value-type="float">
            <text:p>0.152063884350824</text:p>
          </table:table-cell>
          <table:table-cell table:formula="of:=IF([.E15]&gt;0.5;-[.E15]*100/(1-[.E15]);((1-[.E15])*100/[.E15]))" office:value-type="float" office:value="557.618345256076" calcext:value-type="float">
            <text:p>557.61834525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[.C14]-SUM([.D6];[.E5];[.F4])" office:value-type="float" office:value="0.698135158741822" calcext:value-type="float">
            <text:p>0.698135158741822</text:p>
          </table:table-cell>
          <table:table-cell table:formula="of:=IF([.C16]&gt;0.5;-[.C16]*100/(1-[.C16]);((1-[.C16])*100/[.C16]))" office:value-type="float" office:value="-231.274088042842" calcext:value-type="float">
            <text:p>-231.274088042842</text:p>
          </table:table-cell>
          <table:table-cell table:formula="of:=1-[.C16]" office:value-type="float" office:value="0.301864841258178" calcext:value-type="float">
            <text:p>0.301864841258178</text:p>
          </table:table-cell>
          <table:table-cell table:formula="of:=IF([.E16]&gt;0.5;-[.E16]*100/(1-[.E16]);((1-[.E16])*100/[.E16]))" office:value-type="float" office:value="231.274088042842" calcext:value-type="float">
            <text:p>231.274088042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-[.E17]" office:value-type="float" office:value="0.616780720856166" calcext:value-type="float">
            <text:p>0.616780720856166</text:p>
          </table:table-cell>
          <table:table-cell table:formula="of:=IF([.C17]&gt;0.5;-[.C17]*100/(1-[.C17]);((1-[.C17])*100/[.C17]))" office:value-type="float" office:value="-160.947205535729" calcext:value-type="float">
            <text:p>-160.947205535729</text:p>
          </table:table-cell>
          <table:table-cell table:formula="of:=SUM([.D6];[.E5];[.F4];[.E4];[.D5];[.D4])/(1-SUM([.D7];[.E6];[.F5];[.G4]))" office:value-type="float" office:value="0.383219279143833" calcext:value-type="float">
            <text:p>0.383219279143833</text:p>
          </table:table-cell>
          <table:table-cell table:formula="of:=IF([.E17]&gt;0.5;-[.E17]*100/(1-[.E17]);((1-[.E17])*100/[.E17]))" office:value-type="float" office:value="160.947205535729" calcext:value-type="float">
            <text:p>160.947205535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table:formula="of:=[.C16]-SUM([.D7];[.E6];[.F5];[.G4])" office:value-type="float" office:value="0.485843026499903" calcext:value-type="float">
            <text:p>0.485843026499903</text:p>
          </table:table-cell>
          <table:table-cell table:formula="of:=IF([.C18]&gt;0.5;-[.C18]*100/(1-[.C18]);((1-[.C18])*100/[.C18]))" office:value-type="float" office:value="105.827797345199" calcext:value-type="float">
            <text:p>105.827797345199</text:p>
          </table:table-cell>
          <table:table-cell table:formula="of:=1-[.C18]" office:value-type="float" office:value="0.514156973500097" calcext:value-type="float">
            <text:p>0.514156973500097</text:p>
          </table:table-cell>
          <table:table-cell table:formula="of:=IF([.E18]&gt;0.5;-[.E18]*100/(1-[.E18]);((1-[.E18])*100/[.E18]))" office:value-type="float" office:value="-105.827797345199" calcext:value-type="float">
            <text:p>-105.827797345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table:formula="of:=[.C18]-SUM([.D8];[.E7];[.F6];[.G5];[.H4])" office:value-type="float" office:value="0.294515433772138" calcext:value-type="float">
            <text:p>0.294515433772138</text:p>
          </table:table-cell>
          <table:table-cell table:formula="of:=IF([.C20]&gt;0.5;-[.C20]*100/(1-[.C20]);((1-[.C20])*100/[.C20]))" office:value-type="float" office:value="239.54077964338" calcext:value-type="float">
            <text:p>239.54077964338</text:p>
          </table:table-cell>
          <table:table-cell table:formula="of:=1-[.C20]" office:value-type="float" office:value="0.705484566227862" calcext:value-type="float">
            <text:p>0.705484566227862</text:p>
          </table:table-cell>
          <table:table-cell table:formula="of:=IF([.E20]&gt;0.5;-[.E20]*100/(1-[.E20]);((1-[.E20])*100/[.E20]))" office:value-type="float" office:value="-239.54077964338" calcext:value-type="float">
            <text:p>-239.54077964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formula="of:=SUM([.E4:.L4];[.F5:.L5];[.G6:.L6];[.H7:.L7];[.I8:.L8];[.J9:.L9];[.K10:.L10];[.L11])" office:value-type="float" office:value="0.328014784188791" calcext:value-type="float">
            <text:p>0.328014784188791</text:p>
          </table:table-cell>
          <table:table-cell table:formula="of:=IF([.C23]&gt;0.5;-[.C23]*100/(1-[.C23]);((1-[.C23])*100/[.C23]))" office:value-type="float" office:value="204.864307404036" calcext:value-type="float">
            <text:p>204.8643074040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w</text:p>
          </table:table-cell>
          <table:table-cell table:formula="of:=SUM([.D4];[.E5];[.F6];[.G7];[.H8];[.I9];[.J10];[.K11];[.L12])" office:value-type="float" office:value="0.216628528599459" calcext:value-type="float">
            <text:p>0.216628528599459</text:p>
          </table:table-cell>
          <table:table-cell table:formula="of:=IF([.C24]&gt;0.5;-[.C24]*100/(1-[.C24]);((1-[.C24])*100/[.C24]))" office:value-type="float" office:value="361.619716694368" calcext:value-type="float">
            <text:p>361.6197166943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</text:p>
          </table:table-cell>
          <table:table-cell table:formula="of:=1-[.C23]-[.C24]" office:value-type="float" office:value="0.45535668721175" calcext:value-type="float">
            <text:p>0.45535668721175</text:p>
          </table:table-cell>
          <table:table-cell table:formula="of:=IF([.C25]&gt;0.5;-[.C25]*100/(1-[.C25]);((1-[.C25])*100/[.C25]))" office:value-type="float" office:value="119.608062884334" calcext:value-type="float">
            <text:p>119.6080628843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8732" calcext:value-type="float">
            <text:p>0.58732</text:p>
          </table:table-cell>
          <table:table-cell table:formula="of:=IF([.C26]&gt;0.5;-[.C26]*100/(1-[.C26]);((1-[.C26])*100/[.C26]))" office:value-type="float" office:value="-142.318503440923" calcext:value-type="float">
            <text:p>-142.31850344092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+0.5</text:p>
          </table:table-cell>
          <table:table-cell table:formula="of:=1-[.C29]" office:value-type="float" office:value="0.544904456222171" calcext:value-type="float">
            <text:p>0.544904456222171</text:p>
          </table:table-cell>
          <table:table-cell table:formula="of:=IF([.C28]&gt;0.5;-[.C28]*100/(1-[.C28]);((1-[.C28])*100/[.C28]))" office:value-type="float" office:value="-119.734078628594" calcext:value-type="float">
            <text:p>-119.7340786285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-0.5</text:p>
          </table:table-cell>
          <table:table-cell table:formula="of:=SUM([.D5:.D12];[.E6:.E12];[.F7:.F12];[.G8:.G12];[.H9:.H12];[.I10:.I12];[.J11:.J12];[.K12])" office:value-type="float" office:value="0.455095543777829" calcext:value-type="float">
            <text:p>0.455095543777829</text:p>
          </table:table-cell>
          <table:table-cell table:formula="of:=IF([.C29]&gt;0.5;-[.C29]*100/(1-[.C29]);((1-[.C29])*100/[.C29]))" office:value-type="float" office:value="119.734078628594" calcext:value-type="float">
            <text:p>119.73407862859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0.5</text:p>
          </table:table-cell>
          <table:table-cell table:formula="of:=1-[.C32]" office:value-type="float" office:value="0.328275927622712" calcext:value-type="float">
            <text:p>0.328275927622712</text:p>
          </table:table-cell>
          <table:table-cell table:formula="of:=IF([.C31]&gt;0.5;-[.C31]*100/(1-[.C31]);((1-[.C31])*100/[.C31]))" office:value-type="float" office:value="204.621787909256" calcext:value-type="float">
            <text:p>204.6217879092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0.5</text:p>
          </table:table-cell>
          <table:table-cell table:formula="of:=SUM([.D4:.D12];[.E5:.E12];[.F6:.F12];[.G7:.G12];[.H8:.H12];[.I9:.I12];[.J10:.J12];[.K11:.K12];[.L12])" office:value-type="float" office:value="0.671724072377288" calcext:value-type="float">
            <text:p>0.671724072377288</text:p>
          </table:table-cell>
          <table:table-cell table:formula="of:=IF([.C32]&gt;0.5;-[.C32]*100/(1-[.C32]);((1-[.C32])*100/[.C32]))" office:value-type="float" office:value="-204.621787909256" calcext:value-type="float">
            <text:p>-204.62178790925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-1.5</text:p>
          </table:table-cell>
          <table:table-cell table:formula="of:=1-[.C35]" office:value-type="float" office:value="0.160455920657743" calcext:value-type="float">
            <text:p>0.160455920657743</text:p>
          </table:table-cell>
          <table:table-cell table:formula="of:=IF([.C34]&gt;0.5;-[.C34]*100/(1-[.C34]);((1-[.C34])*100/[.C34]))" office:value-type="float" office:value="523.224120307176" calcext:value-type="float">
            <text:p>523.2241203071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+1.5</text:p>
          </table:table-cell>
          <table:table-cell table:formula="of:=SUM([.D4:.D12];[.E4:.E12];[.F5:.F12];[.G6:.G12];[.H7:.H12];[.I8:.I12];[.J9:.J12];[.K10:.K12];[.L11:.L12])" office:value-type="float" office:value="0.839544079342257" calcext:value-type="float">
            <text:p>0.839544079342257</text:p>
          </table:table-cell>
          <table:table-cell table:formula="of:=IF([.C35]&gt;0.5;-[.C35]*100/(1-[.C35]);((1-[.C35])*100/[.C35]))" office:value-type="float" office:value="-523.224120307176" calcext:value-type="float">
            <text:p>-523.22412030717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+1</text:p>
          </table:table-cell>
          <table:table-cell table:formula="of:=1-[.C38]" office:value-type="float" office:value="0.6811375145378" calcext:value-type="float">
            <text:p>0.6811375145378</text:p>
          </table:table-cell>
          <table:table-cell table:formula="of:=IF([.C37]&gt;0.5;-[.C37]*100/(1-[.C37]);((1-[.C37])*100/[.C37]))" office:value-type="float" office:value="-213.614816917228" calcext:value-type="float">
            <text:p>-213.614816917228</text:p>
          </table:table-cell>
          <table:table-cell/>
          <table:table-cell office:value-type="string" calcext:value-type="string">
            <text:p>Home -1</text:p>
          </table:table-cell>
          <table:table-cell table:formula="of:=SUM([.F4:.L4];[.G5:.L5];[.H6:.L6];[.I7:.L7];[.J8:.L8];[.K9:.L9];[.L10])/(1-SUM([.E4];[.F5];[.G6];[.H7];[.I8];[.J9];[.K10];[.L11]))" office:value-type="float" office:value="0.192500154491311" calcext:value-type="float">
            <text:p>0.192500154491311</text:p>
          </table:table-cell>
          <table:table-cell table:formula="of:=IF([.G37]&gt;0.5;-[.G37]*100/(1-[.G37]);((1-[.G37])*100/[.G37]))" office:value-type="float" office:value="419.480102570587" calcext:value-type="float">
            <text:p>419.4801025705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way -1</text:p>
          </table:table-cell>
          <table:table-cell table:formula="of:=SUM([.D6:.D12];[.E7:.E12];[.F8:.F12];[.G9:.G12];[.H10:.H12];[.I11:.I12];[.J12])/(1-SUM([.D5];[.E6];[.F7];[.G8];[.H9];[.I10];[.J11];[.K12]))" office:value-type="float" office:value="0.3188624854622" calcext:value-type="float">
            <text:p>0.3188624854622</text:p>
          </table:table-cell>
          <table:table-cell table:formula="of:=IF([.C38]&gt;0.5;-[.C38]*100/(1-[.C38]);((1-[.C38])*100/[.C38]))" office:value-type="float" office:value="213.614816917228" calcext:value-type="float">
            <text:p>213.614816917228</text:p>
          </table:table-cell>
          <table:table-cell/>
          <table:table-cell office:value-type="string" calcext:value-type="string">
            <text:p>Away +1</text:p>
          </table:table-cell>
          <table:table-cell table:formula="of:=1-[.G37]" office:value-type="float" office:value="0.807499845508689" calcext:value-type="float">
            <text:p>0.807499845508689</text:p>
          </table:table-cell>
          <table:table-cell table:formula="of:=IF([.G38]&gt;0.5;-[.G38]*100/(1-[.G38]);((1-[.G38])*100/[.G38]))" office:value-type="float" office:value="-419.480102570587" calcext:value-type="float">
            <text:p>-419.48010257058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me pk</text:p>
          </table:table-cell>
          <table:table-cell table:formula="of:=1-[.C41]" office:value-type="float" office:value="0.419055249785658" calcext:value-type="float">
            <text:p>0.419055249785658</text:p>
          </table:table-cell>
          <table:table-cell table:formula="of:=IF([.C40]&gt;0.5;-[.C40]*100/(1-[.C40]);((1-[.C40])*100/[.C40]))" office:value-type="float" office:value="138.632018215137" calcext:value-type="float">
            <text:p>138.6320182151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way pk</text:p>
          </table:table-cell>
          <table:table-cell table:formula="of:=SUM([.D5:.D12];[.E6:.E12];[.F7:.F12];[.G8:.G12];[.H9:.H12];[.I10:.I12];[.J11:.J12];[.K12])/(1-SUM([.D4];[.E5];[.F6];[.G7];[.H8];[.I9];[.J10];[.K11];[.L12]))" office:value-type="float" office:value="0.580944750214342" calcext:value-type="float">
            <text:p>0.580944750214342</text:p>
          </table:table-cell>
          <table:table-cell table:formula="of:=IF([.C41]&gt;0.5;-[.C41]*100/(1-[.C41]);((1-[.C41])*100/[.C41]))" office:value-type="float" office:value="-138.632018215137" calcext:value-type="float">
            <text:p>-138.6320182151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23:49:29.431916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2:10:46.096309640</meta:creation-date>
    <dc:date>2020-03-29T15:10:18.517623761</dc:date>
    <meta:editing-duration>P8DT13H40M49S</meta:editing-duration>
    <meta:editing-cycles>8</meta:editing-cycles>
    <meta:generator>LibreOffice/6.1.6.3$Linux_X86_64 LibreOffice_project/10$Build-3</meta:generator>
    <meta:document-statistic meta:table-count="1" meta:cell-count="203" meta:object-count="0"/>
  </office:meta>
</office:document-meta>
</file>